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Helvetica, sans-serif"/>
    <style:font-face style:name="Arial1" svg:font-family="Arial, Tahoma, Helvetica, FreeSans, sans-serif"/>
    <style:font-face style:name="Courier New1" svg:font-family="'Courier New', Courier, monospace"/>
    <style:font-face style:name="Mangal1" svg:font-family="Mangal"/>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style:line-height-at-least="0.476cm"/>
      <style:text-properties fo:font-variant="normal" fo:text-transform="none" fo:color="#444444" style:font-name="Arial1" fo:font-size="9.75pt" fo:letter-spacing="normal" fo:font-style="normal" fo:font-weight="normal"/>
    </style:style>
    <style:style style:name="P2" style:family="paragraph" style:parent-style-name="Text_20_body" style:list-style-name="">
      <style:paragraph-properties style:line-height-at-least="0.476cm"/>
      <style:text-properties fo:font-variant="normal" fo:text-transform="none" fo:color="#444444" style:font-name="Arial1" fo:font-size="9.75pt" fo:letter-spacing="normal" fo:font-style="normal" fo:font-weight="normal"/>
    </style:style>
    <style:style style:name="P3" style:family="paragraph" style:parent-style-name="Text_20_body">
      <style:paragraph-properties style:line-height-at-least="0.476cm" fo:text-align="justify" style:justify-single-word="false"/>
      <style:text-properties fo:font-variant="normal" fo:text-transform="none" fo:color="#444444" style:font-name="Arial1" fo:font-size="9.75pt" fo:letter-spacing="normal" fo:font-style="normal" fo:font-weight="normal"/>
    </style:style>
    <style:style style:name="P4" style:family="paragraph" style:parent-style-name="Text_20_body" style:list-style-name="">
      <style:paragraph-properties style:line-height-at-least="0.476cm"/>
      <style:text-properties fo:font-variant="normal" fo:text-transform="none" fo:color="#444444" style:font-name="Arial2" fo:font-size="9.75pt" fo:letter-spacing="normal" fo:font-style="normal" fo:font-weight="normal"/>
    </style:style>
    <style:style style:name="P5" style:family="paragraph" style:parent-style-name="Text_20_body">
      <style:paragraph-properties style:line-height-at-least="0.476cm"/>
    </style:style>
    <style:style style:name="P6" style:family="paragraph" style:parent-style-name="Text_20_body" style:list-style-name="">
      <style:paragraph-properties fo:margin-top="0cm" fo:margin-bottom="0cm" style:line-height-at-least="0.476cm"/>
      <style:text-properties fo:font-variant="normal" fo:text-transform="none" fo:color="#444444" style:font-name="Arial2" fo:font-size="9.75pt" fo:letter-spacing="normal" fo:font-style="normal" fo:font-weight="normal"/>
    </style:style>
    <style:style style:name="P7" style:family="paragraph" style:parent-style-name="Heading_20_3">
      <style:text-properties fo:font-variant="normal" fo:text-transform="none" fo:color="#444444" style:font-name="Arial1" fo:font-size="16.5pt" fo:letter-spacing="normal" fo:font-style="normal" fo:font-weight="bold"/>
    </style:style>
    <style:style style:name="P8" style:family="paragraph" style:parent-style-name="Heading_20_3">
      <style:paragraph-properties fo:margin-left="0cm" fo:margin-right="0cm" fo:margin-top="0cm" fo:margin-bottom="0cm" style:line-height-at-least="0.476cm" fo:text-indent="0cm" style:auto-text-indent="false"/>
      <style:text-properties fo:font-variant="normal" fo:text-transform="none" fo:color="#444444" style:font-name="Arial1" fo:font-size="9.75pt" fo:letter-spacing="normal" fo:font-style="normal" fo:font-weight="normal"/>
    </style:style>
    <style:style style:name="P9" style:family="paragraph" style:parent-style-name="Heading_20_3">
      <style:paragraph-properties fo:margin-left="0cm" fo:margin-right="0cm" fo:margin-top="0cm" fo:margin-bottom="0cm" style:line-height-at-least="0.476cm" fo:text-indent="0cm" style:auto-text-indent="false"/>
      <style:text-properties fo:font-variant="normal" fo:text-transform="none" fo:color="#444444" style:font-name="Arial2" fo:font-size="9.75pt" fo:letter-spacing="normal" fo:font-style="normal" fo:font-weight="normal"/>
    </style:style>
    <style:style style:name="P10" style:family="paragraph" style:parent-style-name="Preformatted_20_Text">
      <style:paragraph-properties fo:margin-top="0cm" fo:margin-bottom="0.499cm" style:line-height-at-least="0.529cm" fo:background-color="#f0f0f0" fo:padding="0.049cm" fo:border="0.002cm solid #cccccc">
        <style:background-image/>
      </style:paragraph-properties>
    </style:style>
    <style:style style:name="P11" style:family="paragraph" style:parent-style-name="Preformatted_20_Text">
      <style:paragraph-properties fo:margin-top="0cm" fo:margin-bottom="0.499cm" style:line-height-at-least="0.529cm" fo:text-align="start" style:justify-single-word="false" fo:background-color="#f0f0f0" fo:padding="0.049cm" fo:border="0.002cm solid #cccccc">
        <style:background-image/>
      </style:paragraph-properties>
    </style:style>
    <style:style style:name="P12" style:family="paragraph" style:parent-style-name="Preformatted_20_Text">
      <style:paragraph-properties style:line-height-at-least="0.529cm" fo:background-color="#f0f0f0" fo:padding="0.049cm" fo:border="0.002cm solid #cccccc">
        <style:background-image/>
      </style:paragraph-properties>
    </style:style>
    <style:style style:name="P13" style:family="paragraph" style:parent-style-name="Preformatted_20_Text">
      <style:paragraph-properties style:line-height-at-least="0.529cm" fo:text-align="start" style:justify-single-word="false" fo:background-color="#f0f0f0" fo:padding="0.049cm" fo:border="0.002cm solid #cccccc">
        <style:background-image/>
      </style:paragraph-properties>
    </style:style>
    <style:style style:name="P14" style:family="paragraph" style:parent-style-name="Heading_20_4">
      <style:paragraph-properties fo:margin-left="0cm" fo:margin-right="0cm" fo:margin-top="0cm" fo:margin-bottom="0cm" style:line-height-at-least="0.476cm" fo:text-indent="0cm" style:auto-text-indent="false"/>
      <style:text-properties fo:font-variant="normal" fo:text-transform="none" fo:color="#444444" style:font-name="Arial2" fo:font-size="16.5pt" fo:letter-spacing="normal" fo:font-style="normal" fo:font-weight="bold"/>
    </style:style>
    <style:style style:name="T1" style:family="text">
      <style:text-properties style:font-name="Arial2"/>
    </style:style>
    <style:style style:name="T2" style:family="text">
      <style:text-properties style:font-name="Arial2" fo:background-color="#ffffff"/>
    </style:style>
    <style:style style:name="T3" style:family="text">
      <style:text-properties fo:font-weight="normal"/>
    </style:style>
    <style:style style:name="T4" style:family="text">
      <style:text-properties fo:font-style="normal"/>
    </style:style>
    <style:style style:name="T5" style:family="text">
      <style:text-properties fo:font-variant="normal" fo:text-transform="none"/>
    </style:style>
    <style:style style:name="T6" style:family="text">
      <style:text-properties fo:font-variant="normal" fo:text-transform="none" fo:color="#000000" style:font-name="arial" fo:font-size="9pt" fo:letter-spacing="normal" fo:font-style="normal" fo:font-weight="normal"/>
    </style:style>
    <style:style style:name="T7" style:family="text">
      <style:text-properties fo:font-variant="normal" fo:text-transform="none" fo:color="#444444" style:font-name="Courier New1" fo:font-size="9pt" fo:letter-spacing="normal" fo:font-style="normal" fo:font-weight="normal"/>
    </style:style>
    <style:style style:name="T8" style:family="text">
      <style:text-properties fo:font-variant="normal" fo:text-transform="none" fo:color="#444444" style:font-name="arial" fo:font-size="9pt" fo:letter-spacing="normal" fo:font-style="normal" fo:font-weight="normal"/>
    </style:style>
    <style:style style:name="T9" style:family="text">
      <style:text-properties fo:font-variant="normal" fo:text-transform="none" fo:color="#444444" style:font-name="Arial2" fo:font-size="9.75pt" fo:letter-spacing="normal" fo:font-style="normal" fo:font-weight="normal"/>
    </style:style>
    <style:style style:name="T10" style:family="text">
      <style:text-properties fo:font-variant="normal" fo:text-transform="none" fo:color="#444444" style:font-name="Arial1" fo:font-size="9.75pt" fo:letter-spacing="normal" fo:font-style="normal" fo:font-weight="normal"/>
    </style:style>
    <style:style style:name="T11" style:family="text">
      <style:text-properties fo:letter-spacing="normal"/>
    </style:style>
    <style:style style:name="T12" style:family="text">
      <style:text-properties fo:color="#444444"/>
    </style:style>
    <style:style style:name="T13" style:family="text">
      <style:text-properties style:font-name="Arial1"/>
    </style:style>
    <style:style style:name="T14" style:family="text">
      <style:text-properties fo:font-size="9.75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Installing GitLab with gitolite on CentOS 6.2 and 6.3</text:h>
      <text:section text:style-name="Sect1" text:name="post-body-5805808197315651911">
        <text:p text:style-name="P2"><text:span text:style-name="T1">First of all we need to add the epel repo to yum to get all the packages we want.</text:span><text:line-break/></text:p>
        <text:p text:style-name="P11"><text:span text:style-name="Source_20_Text"><text:span text:style-name="T6">1: <text:s/>rpm -Uvh http://dl.fedoraproject.org/pub/epel/6/x86_64/epel-release-6-7.noarch.rpm <text:s/></text:span></text:span></text:p>
        <text:p text:style-name="P1"><text:span text:style-name="T1">Then we install all required packages:</text:span><text:line-break/></text:p>
        <text:p text:style-name="P13"><text:span text:style-name="Source_20_Text"><text:span text:style-name="T6">1: <text:s/>yum -y groupinstall 'Development Tools' 'Additional Development' <text:s/></text:span></text:span></text:p>
        <text:p text:style-name="P11"><text:span text:style-name="Source_20_Text"><text:span text:style-name="T6">2: <text:s/>yum -y install readline readline-devel ncurses-devel gdbm-devel glibc-devel tcl-devel openssl-devel curl-devel expat-devel db4-devel byacc gitolite sqlite-devel gcc-c++ libyaml libyaml-devel libffi libffi-devel libxml2 libxml2-devel libxslt libxslt-devel libicu libicu-devel system-config-firewall-tui python-devel redis <text:s/></text:span></text:span></text:p>
        <text:p text:style-name="P1"><text:span text:style-name="T1">Up next: Downloading and extracting ruby:</text:span><text:line-break/></text:p>
        <text:p text:style-name="P13"><text:span text:style-name="Source_20_Text"><text:span text:style-name="T6">1: <text:s/>curl -O http://ftp.ruby-lang.org/pub/ruby/1.9/ruby-1.9.3-p0.tar.gz <text:s/></text:span></text:span></text:p>
        <text:p text:style-name="P13"><text:span text:style-name="Source_20_Text"><text:span text:style-name="T6">2: <text:s/>tar xzvf ruby-1.9.3-p0.tar.gz <text:s/></text:span></text:span></text:p>
        <text:p text:style-name="P11"><text:span text:style-name="Source_20_Text"><text:span text:style-name="T6">3: <text:s/>cd ruby-1.9.3-p0 <text:s/></text:span></text:span></text:p>
        <text:p text:style-name="P1"><text:span text:style-name="T1"><text:line-break/>Now here are two choices. For most of you number one will be perfectly fine. For those who want to have multiple ruby versions installed side-by-side please use number two.</text:span><text:line-break/></text:p>
        <text:h text:style-name="P14" text:outline-level="4">1) Configure without binary suffix</text:h>
        <text:p text:style-name="P11"><text:span text:style-name="Source_20_Text"><text:span text:style-name="T6">1: <text:s/>./configure --enable-shared --disable-pthread <text:s/></text:span></text:span></text:p>
        <text:p text:style-name="P1"><text:line-break/></text:p>
        <text:h text:style-name="P14" text:outline-level="4">2) Configure with binary suffix (for parallel installation of ruby versions)</text:h>
        <text:p text:style-name="P11"><text:span text:style-name="Source_20_Text"><text:span text:style-name="T6">1: <text:s/>./configure --enable-shared --disable-pthread --program-suffix _n <text:s/></text:span></text:span></text:p>
        <text:p text:style-name="P1"><text:span text:style-name="T1">When choosing this option, the binary ruby will be named ruby_n and gem gem_n. Also you will have to use rake_n.</text:span><text:line-break/><text:span text:style-name="T1">Now install ruby:</text:span><text:line-break/></text:p>
        <text:p text:style-name="P11"><text:span text:style-name="Source_20_Text"><text:span text:style-name="T6">1: <text:s/>make &amp;&amp; make install <text:s/></text:span></text:span></text:p>
        <text:p text:style-name="P3"><text:span text:style-name="T1">Some may need to install </text:span><text:span text:style-name="T2">qt-devel qtwebkit-devel by running (Replace the 64 in the path with 32 if you're running on a 32 bit box)</text:span><text:line-break/></text:p>
        <text:p text:style-name="P12"><text:span text:style-name="Source_20_Text"><text:span text:style-name="T7">1: <text:s/>yum install qt-devel qtwebkit-devel</text:span></text:span></text:p>
        <text:p text:style-name="P10"><text:span text:style-name="Source_20_Text"><text:span text:style-name="T7">2: <text:s/>export PATH=$PATH:/usr/lib64/qt4/bin</text:span></text:span></text:p>
        <text:p text:style-name="P5"><text:span text:style-name="T9">Now we have to install all the gems GitLab needs to run:</text:span><text:span text:style-name="T10"><text:line-break/></text:span></text:p>
        <text:p text:style-name="P13"><text:soft-page-break/><text:span text:style-name="Source_20_Text"><text:span text:style-name="T6">1: <text:s/>gem update --system <text:s/></text:span></text:span></text:p>
        <text:p text:style-name="P13"><text:span text:style-name="Source_20_Text"><text:span text:style-name="T6">2: <text:s/>gem update <text:s/></text:span></text:span></text:p>
        <text:p text:style-name="P11"><text:span text:style-name="Source_20_Text"><text:span text:style-name="T6">3: <text:s/>gem install rails <text:s/></text:span></text:span></text:p>
        <text:p text:style-name="P1"><text:span text:style-name="T1">Now everything is set up and we can start to configure the environment for GitLab. First we create a user, that will run GitLab:</text:span><text:line-break/></text:p>
        <text:p text:style-name="P11"><text:span text:style-name="Source_20_Text"><text:span text:style-name="T6">1: <text:s/>adduser --shell /bin/bash --create-home --home-dir /home/gitlab gitlab <text:s/></text:span></text:span></text:p>
        <text:p text:style-name="P1"><text:span text:style-name="T1"><text:line-break/>Because this user will be the Admin of the repos on the server, we need to have a RSA key pair to authenticate:</text:span><text:line-break/></text:p>
        <text:p text:style-name="P13"><text:span text:style-name="Source_20_Text"><text:span text:style-name="T6">1: <text:s/>su gitlab <text:s/></text:span></text:span></text:p>
        <text:p text:style-name="P11"><text:span text:style-name="Source_20_Text"><text:span text:style-name="T6">2: <text:s/>ssh-keygen -t rsa # as gitlab user <text:s/></text:span></text:span></text:p>
        <text:p text:style-name="P1"><text:span text:style-name="T1">Now switch back to your root account. Because GitLab is only a graphical user interface to manage repos, we need a powerfull backend. gitolite will do this for us. </text:span><text:line-break/><text:span text:style-name="T1">We also need a user for gitolite.</text:span><text:line-break/></text:p>
        <text:p text:style-name="P11"><text:span text:style-name="Source_20_Text"><text:span text:style-name="T6">1: <text:s/>adduser --system --shell /bin/sh --comment 'gitolite' --create-home --home-dir /home/git git <text:s/></text:span></text:span></text:p>
        <text:p text:style-name="P1"><text:span text:style-name="T1">Gitolite needs to know one key, that it knows as admin. We will pass the key of GitLab to gitolite. To do so we first copy the private key of our gitlab user to the home </text:span><text:line-break/><text:span text:style-name="T1">directory of our gitolite user:</text:span><text:line-break/></text:p>
        <text:p text:style-name="P13"><text:span text:style-name="Source_20_Text"><text:span text:style-name="T6">1: <text:s/># make sure you do this as root <text:s/></text:span></text:span></text:p>
        <text:p text:style-name="P11"><text:span text:style-name="Source_20_Text"><text:span text:style-name="T6">2: <text:s/>cp /home/gitlab/.ssh/id_rsa.pub /home/git/gitlab.pub <text:s/></text:span></text:span></text:p>
        <text:p text:style-name="P1"><text:span text:style-name="T1">Now we need to initialize gitolite:</text:span><text:line-break/></text:p>
        <text:p text:style-name="P13"><text:span text:style-name="Source_20_Text"><text:span text:style-name="T6">1: <text:s/>su git <text:s/></text:span></text:span></text:p>
        <text:p text:style-name="P11"><text:span text:style-name="Source_20_Text"><text:span text:style-name="T6">2: <text:s/>gl-setup ~/gitlab.pub # this passes the admin key to gitolite <text:s/></text:span></text:span></text:p>
        <text:p text:style-name="P1"><text:span text:style-name="T1">When the prompt appears edit the provided file (it's in a vi-Editor) and set $REPO_UMASK to 0007</text:span><text:line-break/><text:span text:style-name="T1"><text:line-break/>Switch back to your root user now.</text:span><text:line-break/><text:span text:style-name="T1"><text:line-break/>We now need to give our management software (GitLab) access to the repos:</text:span><text:line-break/></text:p>
        <text:p text:style-name="P13"><text:span text:style-name="Source_20_Text"><text:span text:style-name="T6">1: <text:s/>usermod -a -G git gitlab <text:s/></text:span></text:span></text:p>
        <text:p text:style-name="P13"><text:span text:style-name="Source_20_Text"><text:span text:style-name="T6">2: <text:s/>chmod -R g+rwX /home/git/repositories/ <text:s/></text:span></text:span></text:p>
        <text:p text:style-name="P11"><text:span text:style-name="Source_20_Text"><text:span text:style-name="T6">3: <text:s/>chmod 770 /home/git <text:s/></text:span></text:span></text:p>
        <text:p text:style-name="P1"><text:line-break/><text:span text:style-name="T1"><text:line-break/>Because the gitlab user will need a password later on, we configure it right now, so we are finished with all the user stuff.</text:span><text:line-break/></text:p>
        <text:p text:style-name="P11"><text:soft-page-break/><text:span text:style-name="Source_20_Text"><text:span text:style-name="T6">1: <text:s/>passwd gitlab # please choose a good password :) <text:s/></text:span></text:span></text:p>
        <text:p text:style-name="P1"><text:line-break/><text:span text:style-name="T1"><text:line-break/>As next step we need to introduce GitLab to gitolite (that is, we let them change their SSH-keys)</text:span><text:line-break/></text:p>
        <text:p text:style-name="P13"><text:span text:style-name="Source_20_Text"><text:span text:style-name="T6">1: <text:s/>su gitlab <text:s/></text:span></text:span></text:p>
        <text:p text:style-name="P11"><text:span text:style-name="Source_20_Text"><text:span text:style-name="T6">2: <text:s/>ssh git@localhost <text:s/></text:span></text:span></text:p>
        <text:p text:style-name="P1"><text:span text:style-name="T1">... and back to the root user, so we don't need to care about permissions.</text:span><text:line-break/><text:span text:style-name="T1"><text:line-break/>GitLab needs a few gems, we haven't installed yet:</text:span><text:line-break/></text:p>
        <text:p text:style-name="P13"><text:span text:style-name="Source_20_Text"><text:span text:style-name="T6">1: <text:s/>curl http://python-distribute.org/distribute_setup.py | python <text:s/></text:span></text:span></text:p>
        <text:p text:style-name="P13"><text:span text:style-name="Source_20_Text"><text:span text:style-name="T6">2: <text:s/>easy_install pip <text:s/></text:span></text:span></text:p>
        <text:p text:style-name="P13"><text:span text:style-name="Source_20_Text"><text:span text:style-name="T6">3: <text:s/>pip install pygments <text:s/></text:span></text:span></text:p>
        <text:p text:style-name="P11"><text:span text:style-name="Source_20_Text"><text:span text:style-name="T6">4: <text:s/>gem install bundler <text:s/></text:span></text:span></text:p>
        <text:p text:style-name="P1"><text:span text:style-name="T1">As mentioned before, the gitlab user will have to do a bit of administration stuff, so we need to give him sudo rights. To do so, we edit the sudoers file with visudo:</text:span><text:line-break/></text:p>
        <text:p text:style-name="P11"><text:span text:style-name="Source_20_Text"><text:span text:style-name="T6">1: <text:s/>visudo <text:s/></text:span></text:span></text:p>
        <text:p text:style-name="P1"><text:span text:style-name="T1">Add gitlab ALL=(ALL) ALL after root ALL=(ALL) ALL so it looks like this:</text:span><text:line-break/></text:p>
        <text:p text:style-name="P13"><text:span text:style-name="Source_20_Text"><text:span text:style-name="T6">1: <text:s/>... <text:s/></text:span></text:span></text:p>
        <text:p text:style-name="P13"><text:span text:style-name="Source_20_Text"><text:span text:style-name="T6">2: <text:s/>root <text:s text:c="3"/>ALL=(ALL) <text:s text:c="3"/>ALL <text:s/></text:span></text:span></text:p>
        <text:p text:style-name="P13"><text:span text:style-name="Source_20_Text"><text:span text:style-name="T6">3: <text:s/>gitlab <text:s text:c="3"/>ALL=(ALL) <text:s text:c="3"/>ALL <text:s/></text:span></text:span></text:p>
        <text:p text:style-name="P11"><text:span text:style-name="Source_20_Text"><text:span text:style-name="T6">4: <text:s/>... <text:s/></text:span></text:span></text:p>
        <text:p text:style-name="P1"><text:span text:style-name="T1">Do not edit anything else!!!</text:span><text:line-break/><text:span text:style-name="T1">After another two gems we are finished with the gem stuff:</text:span><text:line-break/></text:p>
        <text:p text:style-name="P13"><text:span text:style-name="Source_20_Text"><text:span text:style-name="T6">1: <text:s/>gem install ruby-debug19 <text:s/></text:span></text:span></text:p>
        <text:p text:style-name="P11"><text:span text:style-name="Source_20_Text"><text:span text:style-name="T6">2: <text:s/>gem install charlock_holmes <text:s/></text:span></text:span></text:p>
        <text:p text:style-name="P1"><text:span text:style-name="T1">We now switch to our gitlab user and we won't use our root account anymore:</text:span><text:line-break/></text:p>
        <text:p text:style-name="P11"><text:span text:style-name="Source_20_Text"><text:span text:style-name="T6">1: <text:s/>su gitlab <text:s/></text:span></text:span></text:p>
        <text:p text:style-name="P1"><text:span text:style-name="T1">Get the GitLab software:</text:span><text:line-break/></text:p>
        <text:p text:style-name="P13"><text:span text:style-name="Source_20_Text"><text:span text:style-name="T6">1: <text:s/>cd &amp;&amp; git clone git://github.com/gitlabhq/gitlabhq.git <text:s/></text:span></text:span></text:p>
        <text:p text:style-name="P11"><text:span text:style-name="Source_20_Text"><text:span text:style-name="T6">2: <text:s/>cd gitlabhq <text:s/></text:span></text:span></text:p>
        <text:p text:style-name="P1"><text:span text:style-name="T1">We're nearly done. Next we bundle our application.</text:span><text:line-break/></text:p>
        <text:p text:style-name="P11"><text:soft-page-break/><text:span text:style-name="Source_20_Text"><text:span text:style-name="T6">1: <text:s/>bundle install <text:s/></text:span></text:span></text:p>
        <text:p text:style-name="P1"><text:span text:style-name="T1">GitLab will use a MySQL database (in our case), which we need to install and start:</text:span><text:line-break/></text:p>
        <text:p text:style-name="P13"><text:span text:style-name="Source_20_Text"><text:span text:style-name="T6">1: <text:s/>yum -y install mysql-server <text:s/></text:span></text:span></text:p>
        <text:p text:style-name="P11"><text:span text:style-name="Source_20_Text"><text:span text:style-name="T6">2: <text:s/>/etc/init.d/mysqld start <text:s/></text:span></text:span></text:p>
        <text:p text:style-name="P1"><text:span text:style-name="T1">To configure the MySQL server easily we use:</text:span><text:line-break/></text:p>
        <text:p text:style-name="P11"><text:span text:style-name="Source_20_Text"><text:span text:style-name="T6">1: <text:s/>mysql_secure_installation <text:s/></text:span></text:span></text:p>
        <text:p text:style-name="P1"><text:span text:style-name="T1">Remember the password you type in for root!</text:span><text:line-break/><text:span text:style-name="T1">We now connect to our database server to create a user for GitLab:</text:span><text:line-break/></text:p>
        <text:p text:style-name="P11"><text:span text:style-name="Source_20_Text"><text:span text:style-name="T6">1: <text:s/>mysql -u root -p # when prompted enter the root password you've chosen in mysql_secure_installation <text:s/></text:span></text:span></text:p>
        <text:p text:style-name="P1"><text:span text:style-name="T1">We now have a mysql shell. Mind the trailing ;!</text:span><text:line-break/></text:p>
        <text:p text:style-name="P13"><text:span text:style-name="Source_20_Text"><text:span text:style-name="T6">1: <text:s/>mysql&gt; CREATE DATABASE gitlab CHARACTER SET UTF8; <text:s/></text:span></text:span></text:p>
        <text:p text:style-name="P13"><text:span text:style-name="Source_20_Text"><text:span text:style-name="T6">2: <text:s/>mysql&gt; GRANT ALL PRIVILEGES ON gitlab.* TO 'gitlabusr'@'localhost' IDENTIFIED BY 'supersecret' WITH GRANT OPTION; <text:s/></text:span></text:span></text:p>
        <text:p text:style-name="P11"><text:span text:style-name="Source_20_Text"><text:span text:style-name="T6">3: <text:s/>mysql&gt; quit <text:s/></text:span></text:span></text:p>
        <text:p text:style-name="P1"><text:span text:style-name="T1">Remember the password and username (here: gitlabusr and supersecret)!</text:span><text:line-break/><text:span text:style-name="T1"><text:line-break/>To create the database a script is deployed with GitLab. However it needs an additional service to run:</text:span><text:line-break/></text:p>
        <text:p text:style-name="P11"><text:span text:style-name="Source_20_Text"><text:span text:style-name="T6">1: <text:s/>sudo nohup redis-server &gt; /dev/null <text:s/></text:span></text:span></text:p>
        <text:p text:style-name="P1"><text:span text:style-name="T1">Enter the password you created for the gitlab user and hit CTRL+Z. Then type </text:span><text:line-break/></text:p>
        <text:p text:style-name="P11"><text:span text:style-name="Source_20_Text"><text:span text:style-name="T6">1: <text:s/>bg <text:s/></text:span></text:span></text:p>
        <text:p text:style-name="P1"><text:span text:style-name="T1">The service is now running in background.</text:span><text:line-break/><text:span text:style-name="T1"><text:line-break/>We now configure GitLab by copying the configurion files from example to real:</text:span><text:line-break/></text:p>
        <text:p text:style-name="P13"><text:span text:style-name="Source_20_Text"><text:span text:style-name="T6">1: <text:s/>cp ~/gitlabhq/config/database.yml.example ~/gitlabhq/config/database.yml <text:s/></text:span></text:span></text:p>
        <text:p text:style-name="P11"><text:span text:style-name="Source_20_Text"><text:span text:style-name="T6">2: <text:s/>cp ~/gitlabhq/config/gitlab.yml.example ~/gitlabhq/config/gitlab.yml <text:s/></text:span></text:span></text:p>
        <text:p text:style-name="P1"><text:line-break/><text:span text:style-name="T1">In database.yml you have to edit the production settings of your database (at the very top of the file). You have to change the database-name, username and password.</text:span><text:line-break/><text:span text:style-name="T1"><text:line-break/>We will now create the database structure:</text:span><text:line-break/></text:p>
        <text:p text:style-name="P13"><text:span text:style-name="Source_20_Text"><text:span text:style-name="T6">1: <text:s/>RAILS_ENV=production rake db:setup <text:s/></text:span></text:span></text:p>
        <text:p text:style-name="P11"><text:soft-page-break/><text:span text:style-name="Source_20_Text"><text:span text:style-name="T6">2: <text:s/>RAILS_ENV=production rake db:seed_fu <text:s/></text:span></text:span></text:p>
        <text:p text:style-name="P1"><text:span text:style-name="T1">To start the server we use</text:span><text:line-break/></text:p>
        <text:p text:style-name="P11"><text:span text:style-name="Source_20_Text"><text:span text:style-name="T8">1: <text:s/>bundle exec rails s -e production</text:span></text:span></text:p>
        <text:p text:style-name="P5"><text:span text:style-name="T9"><text:line-break/>That's it. We're done. All you have to do now, is set up your firewall and navigate to http://your-ip-or-domain:3000/ and log in with </text:span><text:span text:style-name="T10"><text:line-break/></text:span><text:span text:style-name="T9"><text:line-break/>user: admin@local.host</text:span><text:span text:style-name="T10"><text:line-break/></text:span><text:span text:style-name="T9">pass: 5iveL!fe</text:span><text:span text:style-name="T10"><text:line-break/></text:span></text:p>
        <text:p text:style-name="P5"><text:span text:style-name="T9">Known Issues!</text:span></text:p>
        <text:h text:style-name="P14" text:outline-level="4">Commit message says something like "unknown encoding"</text:h>
        <text:p text:style-name="P2"><text:span text:style-name="T1">Please see "HTTP 500-Error when viewing "Files" in a repository".</text:span></text:p>
        <text:h text:style-name="P14" text:outline-level="4">HTTP 500-Error when viewing "Files" in a repository</text:h>
        <text:p text:style-name="P4">It's possible, that charlock_holmes didn't install correctly. If this happens, install qt4 and make sure the binary is in your PATH. Then reinstall charlock_holmes and restart GitLab.</text:p>
        <text:h text:style-name="P9" text:outline-level="3">What now?</text:h>
        <text:p text:style-name="P4">GitLab is now running using Thin. Thin is a web server, that is not recommended to run in production. Therefore it is recommended to use a web server like nginx or Apache!</text:p>
        <text:h text:style-name="P9" text:outline-level="3">Thanks!</text:h>
        <text:p text:style-name="P6">Thanks to the team of gitlab and @premis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Helvetica, sans-serif"/>
    <style:font-face style:name="Arial1" svg:font-family="Arial, Tahoma, Helvetica, FreeSans, sans-serif"/>
    <style:font-face style:name="Courier New1" svg:font-family="'Courier New', Courier, monospace"/>
    <style:font-face style:name="Mangal1" svg:font-family="Mangal"/>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Mangal" style:font-size-complex="12pt" style:font-weight-complex="bold"/>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9T23:44:13.35</meta:creation-date>
    <meta:document-statistic meta:table-count="0" meta:image-count="0" meta:object-count="0" meta:page-count="5" meta:paragraph-count="102" meta:word-count="1076" meta:character-count="6830"/>
    <dc:date>2013-04-19T23:47:34.68</dc:date>
    <meta:editing-duration>PT00H03M23S</meta:editing-duration>
    <meta:editing-cycles>1</meta:editing-cycles>
    <meta:generator>OpenOffice.org/3.2$Win32 OpenOffice.org_project/320m18$Build-9502</meta:generator>
  </office:meta>
</office:document-meta>
</file>